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49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4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24.049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" style:family="table-cell" style:parent-style-name="Default" style:data-style-name="N110">
      <style:table-cell-properties fo:background-color="#ccffff" style:text-align-source="fix" style:repeat-content="false"/>
      <style:paragraph-properties fo:text-align="end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5" style:family="table-cell" style:parent-style-name="Default" style:data-style-name="N13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16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8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9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2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4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7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style:text-underline-style="solid" style:text-underline-width="auto" style:text-underline-color="font-color" fo:font-weight="normal" style:font-size-asian="8.5pt" style:font-weight-asian="normal" style:font-size-complex="8.5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8" style:family="table-cell" style:parent-style-name="Default" style:data-style-name="N113"/>
    <style:style style:name="ce39" style:family="table-cell" style:parent-style-name="Default" style:data-style-name="N14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0" style:family="table-cell" style:parent-style-name="Default" style:data-style-name="N14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1" style:family="table-cell" style:parent-style-name="Default" style:data-style-name="N149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42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style:font-size-asian="8.5pt" style:font-size-complex="8.5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style:use-window-font-color="true"/>
    </style:style>
    <style:style style:name="ce53" style:family="table-cell" style:parent-style-name="Default" style:data-style-name="N146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54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</office:automatic-styles>
  <office:body>
    <office:spreadsheet>
      <table:table table:name="VDP Wait Calculator for OCM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1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/4)*4+128;4)" office:value-type="string" office:string-value="19E4">
            <text:p>19E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/4)*4;4)" office:value-type="string" office:string-value="10F8">
            <text:p>10F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9.8802666666667">
            <text:p>99,9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/4)*4;4)" office:value-type="string" office:string-value="1288">
            <text:p>1288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6.4743666666667">
            <text:p>66,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/4)*4;4)" office:value-type="string" office:string-value="119C">
            <text:p>119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*[.R9]" office:value-type="float" office:value="99.8802666666667">
            <text:p>99,9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];&quot;&quot;&quot;&quot;;&quot;, X&quot;;&quot;&quot;&quot;&quot;;[.F6];&quot;&quot;&quot;&quot;;&quot;,&quot;)" office:value-type="string" office:string-value="        X&quot;8000&quot;, X&quot;8000&quot;, X&quot;8000&quot;, X&quot;8000&quot;, X&quot;8000&quot;, X&quot;8000&quot;, X&quot;19E4&quot;, X&quot;0F30&quot;,">
            <text:p><text:s text:c="8"/>X"8000", X"8000", X"8000", X"8000", X"8000", X"8000", X"19E4", X"0F3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/4)*4;4)" office:value-type="string" office:string-value="1964">
            <text:p>196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*[.R10]" office:value-type="float" office:value="69.2936">
            <text:p>69,3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41" office:value-type="float" office:value="0.7023">
            <text:p>0,7023</text:p>
          </table:table-cell>
          <table:table-cell table:style-name="ce2"/>
          <table:table-cell table:formula="of:=CONCATENATE(&quot;        X&quot;;&quot;&quot;&quot;&quot;;[.F7];&quot;&quot;&quot;&quot;;&quot;, X&quot;;&quot;&quot;&quot;&quot;;[.F8];&quot;&quot;&quot;&quot;;&quot;, X&quot;;&quot;&quot;&quot;&quot;;&quot;8000&quot;;&quot;&quot;&quot;&quot;;&quot;, X&quot;;&quot;&quot;&quot;&quot;;&quot;8000&quot;;&quot;&quot;&quot;&quot;;&quot;, X&quot;;&quot;&quot;&quot;&quot;;[.F9];&quot;&quot;&quot;&quot;;&quot;, X&quot;;&quot;&quot;&quot;&quot;;[.F10];&quot;&quot;&quot;&quot;;&quot;, X&quot;;&quot;&quot;&quot;&quot;;[.F11];&quot;&quot;&quot;&quot;;&quot;, X&quot;;&quot;&quot;&quot;&quot;;&quot;8000&quot;;&quot;&quot;&quot;&quot;)" office:value-type="string" office:string-value="        X&quot;10F8&quot;, X&quot;1288&quot;, X&quot;8000&quot;, X&quot;8000&quot;, X&quot;119C&quot;, X&quot;1964&quot;, X&quot;1590&quot;, X&quot;8000&quot;">
            <text:p><text:s text:c="8"/>X"10F8", X"1288", X"8000", X"8000", X"119C", X"1964", X"159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/4)*4;4)" office:value-type="string" office:string-value="1590">
            <text:p>159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7.1808">
            <text:p>97,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/4)*4+128;4)" office:value-type="string" office:string-value="18C8">
            <text:p>18C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/4)*4;4)" office:value-type="string" office:string-value="1018">
            <text:p>101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7.3038">
            <text:p>107,3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/4)*4;4)" office:value-type="string" office:string-value="11B4">
            <text:p>11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71.36715">
            <text:p>71,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/4)*4;4)" office:value-type="string" office:string-value="10B0">
            <text:p>10B0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*[.R18]" office:value-type="float" office:value="107.3038">
            <text:p>107,3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14];&quot;&quot;&quot;&quot;;&quot;, X&quot;;&quot;&quot;&quot;&quot;;[.F15];&quot;&quot;&quot;&quot;;&quot;,&quot;)" office:value-type="string" office:string-value="        X&quot;8000&quot;, X&quot;8000&quot;, X&quot;8000&quot;, X&quot;8000&quot;, X&quot;8000&quot;, X&quot;8000&quot;, X&quot;18C8&quot;, X&quot;0E80&quot;,">
            <text:p><text:s text:c="8"/>X"8000", X"8000", X"8000", X"8000", X"8000", X"8000", X"18C8", X"0E8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/4)*4;4)" office:value-type="string" office:string-value="1848">
            <text:p>184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*[.R19]" office:value-type="float" office:value="74.4438">
            <text:p>74,4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41" office:value-type="float" office:value="0.7023">
            <text:p>0,7023</text:p>
          </table:table-cell>
          <table:table-cell table:style-name="ce2"/>
          <table:table-cell table:formula="of:=CONCATENATE(&quot;        X&quot;;&quot;&quot;&quot;&quot;;[.F16];&quot;&quot;&quot;&quot;;&quot;, X&quot;;&quot;&quot;&quot;&quot;;[.F17];&quot;&quot;&quot;&quot;;&quot;, X&quot;;&quot;&quot;&quot;&quot;;&quot;8000&quot;;&quot;&quot;&quot;&quot;;&quot;, X&quot;;&quot;&quot;&quot;&quot;;&quot;8000&quot;;&quot;&quot;&quot;&quot;;&quot;, X&quot;;&quot;&quot;&quot;&quot;;[.F18];&quot;&quot;&quot;&quot;;&quot;, X&quot;;&quot;&quot;&quot;&quot;;[.F19];&quot;&quot;&quot;&quot;;&quot;, X&quot;;&quot;&quot;&quot;&quot;;[.F20];&quot;&quot;&quot;&quot;;&quot;, X&quot;;&quot;&quot;&quot;&quot;;&quot;8000&quot;;&quot;&quot;&quot;&quot;)" office:value-type="string" office:string-value="        X&quot;1018&quot;, X&quot;11B4&quot;, X&quot;8000&quot;, X&quot;8000&quot;, X&quot;10B0&quot;, X&quot;1848&quot;, X&quot;1514&quot;, X&quot;8000&quot;">
            <text:p><text:s text:c="8"/>X"1018", X"11B4", X"8000", X"8000", X"10B0", X"1848", X"151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/4)*4;4)" office:value-type="string" office:string-value="1514">
            <text:p>151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3.929466666667">
            <text:p>103,9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/4)*4+128;4)" office:value-type="string" office:string-value="1678">
            <text:p>167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/4)*4;4)" office:value-type="string" office:string-value="0CE4">
            <text:p>0CE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42.7343">
            <text:p>142,7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/4)*4;4)" office:value-type="string" office:string-value="10AC">
            <text:p>10A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4.9874833333333">
            <text:p>95,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/4)*4;4)" office:value-type="string" office:string-value="0CA8">
            <text:p>0CA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*[.R27]" office:value-type="float" office:value="142.7343">
            <text:p>142,7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23];&quot;&quot;&quot;&quot;;&quot;, X&quot;;&quot;&quot;&quot;&quot;;[.F24];&quot;&quot;&quot;&quot;;&quot;,&quot;)" office:value-type="string" office:string-value="        X&quot;8000&quot;, X&quot;8000&quot;, X&quot;8000&quot;, X&quot;8000&quot;, X&quot;8000&quot;, X&quot;8000&quot;, X&quot;1678&quot;, X&quot;0A10&quot;,">
            <text:p><text:s text:c="8"/>X"8000", X"8000", X"8000", X"8000", X"8000", X"8000", X"1678", X"0A1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/4)*4;4)" office:value-type="string" office:string-value="15F8">
            <text:p>15F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*[.R28]" office:value-type="float" office:value="99.0243">
            <text:p>99,0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41" office:value-type="float" office:value="0.7023">
            <text:p>0,7023</text:p>
          </table:table-cell>
          <table:table-cell table:style-name="ce2"/>
          <table:table-cell table:formula="of:=CONCATENATE(&quot;        X&quot;;&quot;&quot;&quot;&quot;;[.F25];&quot;&quot;&quot;&quot;;&quot;, X&quot;;&quot;&quot;&quot;&quot;;[.F26];&quot;&quot;&quot;&quot;;&quot;, X&quot;;&quot;&quot;&quot;&quot;;&quot;8000&quot;;&quot;&quot;&quot;&quot;;&quot;, X&quot;;&quot;&quot;&quot;&quot;;&quot;8000&quot;;&quot;&quot;&quot;&quot;;&quot;, X&quot;;&quot;&quot;&quot;&quot;;[.F27];&quot;&quot;&quot;&quot;;&quot;, X&quot;;&quot;&quot;&quot;&quot;;[.F28];&quot;&quot;&quot;&quot;;&quot;, X&quot;;&quot;&quot;&quot;&quot;;[.F29];&quot;&quot;&quot;&quot;;&quot;, X&quot;;&quot;&quot;&quot;&quot;;&quot;8000&quot;;&quot;&quot;&quot;&quot;)" office:value-type="string" office:string-value="        X&quot;0CE4&quot;, X&quot;10AC&quot;, X&quot;8000&quot;, X&quot;8000&quot;, X&quot;0CA8&quot;, X&quot;15F8&quot;, X&quot;1520&quot;, X&quot;8000&quot;">
            <text:p><text:s text:c="8"/>X"0CE4", X"10AC", X"8000", X"8000", X"0CA8", X"15F8", X"152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/4)*4;4)" office:value-type="string" office:string-value="1520">
            <text:p>152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8.516383333333">
            <text:p>138,5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/4)*4+128;4)" office:value-type="string" office:string-value="15B8">
            <text:p>15B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/4)*4;4)" office:value-type="string" office:string-value="0C78">
            <text:p>0C7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8.8081">
            <text:p>148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/4)*4;4)" office:value-type="string" office:string-value="0FFC">
            <text:p>0FF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9.0366833333333">
            <text:p>99,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/4)*4;4)" office:value-type="string" office:string-value="0C5C">
            <text:p>0C5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*[.R36]" office:value-type="float" office:value="148.8081">
            <text:p>148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32];&quot;&quot;&quot;&quot;;&quot;, X&quot;;&quot;&quot;&quot;&quot;;[.F33];&quot;&quot;&quot;&quot;;&quot;,&quot;)" office:value-type="string" office:string-value="        X&quot;8000&quot;, X&quot;8000&quot;, X&quot;8000&quot;, X&quot;8000&quot;, X&quot;8000&quot;, X&quot;8000&quot;, X&quot;15B8&quot;, X&quot;0A00&quot;,">
            <text:p><text:s text:c="8"/>X"8000", X"8000", X"8000", X"8000", X"8000", X"8000", X"15B8", X"0A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/4)*4;4)" office:value-type="string" office:string-value="1538">
            <text:p>153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*[.R37]" office:value-type="float" office:value="103.2381">
            <text:p>103,2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41" office:value-type="float" office:value="0.7023">
            <text:p>0,7023</text:p>
          </table:table-cell>
          <table:table-cell table:style-name="ce2"/>
          <table:table-cell table:formula="of:=CONCATENATE(&quot;        X&quot;;&quot;&quot;&quot;&quot;;[.F34];&quot;&quot;&quot;&quot;;&quot;, X&quot;;&quot;&quot;&quot;&quot;;[.F35];&quot;&quot;&quot;&quot;;&quot;, X&quot;;&quot;&quot;&quot;&quot;;&quot;8000&quot;;&quot;&quot;&quot;&quot;;&quot;, X&quot;;&quot;&quot;&quot;&quot;;&quot;8000&quot;;&quot;&quot;&quot;&quot;;&quot;, X&quot;;&quot;&quot;&quot;&quot;;[.F36];&quot;&quot;&quot;&quot;;&quot;, X&quot;;&quot;&quot;&quot;&quot;;[.F37];&quot;&quot;&quot;&quot;;&quot;, X&quot;;&quot;&quot;&quot;&quot;;[.F38];&quot;&quot;&quot;&quot;;&quot;, X&quot;;&quot;&quot;&quot;&quot;;&quot;8000&quot;;&quot;&quot;&quot;&quot;)" office:value-type="string" office:string-value="        X&quot;0C78&quot;, X&quot;0FFC&quot;, X&quot;8000&quot;, X&quot;8000&quot;, X&quot;0C5C&quot;, X&quot;1538&quot;, X&quot;144C&quot;, X&quot;8000&quot;">
            <text:p><text:s text:c="8"/>X"0C78", X"0FFC", X"8000", X"8000", X"0C5C", X"1538", X"144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/4)*4;4)" office:value-type="string" office:string-value="144C">
            <text:p>144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44.25275">
            <text:p>144,3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/4)*4+64;4)" office:value-type="string" office:string-value="13C4">
            <text:p>13C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/4)*4;4)" office:value-type="string" office:string-value="0CC4">
            <text:p>0CC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6.52335">
            <text:p>166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/4)*4;4)" office:value-type="string" office:string-value="0E68">
            <text:p>0E68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11.015566666667">
            <text:p>111,0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/4)*4;4)" office:value-type="string" office:string-value="0CAC">
            <text:p>0CA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*[.R45]" office:value-type="float" office:value="166.52335">
            <text:p>166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41];&quot;&quot;&quot;&quot;;&quot;, X&quot;;&quot;&quot;&quot;&quot;;[.F42];&quot;&quot;&quot;&quot;;&quot;,&quot;)" office:value-type="string" office:string-value="        X&quot;8000&quot;, X&quot;8000&quot;, X&quot;8000&quot;, X&quot;8000&quot;, X&quot;8000&quot;, X&quot;8000&quot;, X&quot;13C4&quot;, X&quot;08D4&quot;,">
            <text:p><text:s text:c="8"/>X"8000", X"8000", X"8000", X"8000", X"8000", X"8000", X"13C4", X"08D4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/4)*4;4)" office:value-type="string" office:string-value="1384">
            <text:p>138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*[.R46]" office:value-type="float" office:value="115.52835">
            <text:p>115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41" office:value-type="float" office:value="0.7023">
            <text:p>0,7023</text:p>
          </table:table-cell>
          <table:table-cell table:style-name="ce2"/>
          <table:table-cell table:formula="of:=CONCATENATE(&quot;        X&quot;;&quot;&quot;&quot;&quot;;[.F43];&quot;&quot;&quot;&quot;;&quot;, X&quot;;&quot;&quot;&quot;&quot;;[.F44];&quot;&quot;&quot;&quot;;&quot;, X&quot;;&quot;&quot;&quot;&quot;;&quot;8000&quot;;&quot;&quot;&quot;&quot;;&quot;, X&quot;;&quot;&quot;&quot;&quot;;&quot;8000&quot;;&quot;&quot;&quot;&quot;;&quot;, X&quot;;&quot;&quot;&quot;&quot;;[.F45];&quot;&quot;&quot;&quot;;&quot;, X&quot;;&quot;&quot;&quot;&quot;;[.F46];&quot;&quot;&quot;&quot;;&quot;, X&quot;;&quot;&quot;&quot;&quot;;[.F47];&quot;&quot;&quot;&quot;;&quot;, X&quot;;&quot;&quot;&quot;&quot;;&quot;8000&quot;;&quot;&quot;&quot;&quot;)" office:value-type="string" office:string-value="        X&quot;0CC4&quot;, X&quot;0E68&quot;, X&quot;8000&quot;, X&quot;8000&quot;, X&quot;0CAC&quot;, X&quot;1384&quot;, X&quot;12DC&quot;, X&quot;8000&quot;">
            <text:p><text:s text:c="8"/>X"0CC4", X"0E68", X"8000", X"8000", X"0CAC", X"1384", X"12D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/4)*4;4)" office:value-type="string" office:string-value="12DC">
            <text:p>12D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61.968">
            <text:p>162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41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/4)*4+128;4)" office:value-type="string" office:string-value="1AC4">
            <text:p>1AC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/4)*4;4)" office:value-type="string" office:string-value="13DC">
            <text:p>13D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7.65745">
            <text:p>67,7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/4)*4;4)" office:value-type="string" office:string-value="15B4">
            <text:p>15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94035">
            <text:p>44,9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/4)*4;4)" office:value-type="string" office:string-value="14CC">
            <text:p>14C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*[.R59]" office:value-type="float" office:value="67.65745">
            <text:p>67,7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5];&quot;&quot;&quot;&quot;;&quot;, X&quot;;&quot;&quot;&quot;&quot;;[.F56];&quot;&quot;&quot;&quot;;&quot;,&quot;)" office:value-type="string" office:string-value="        X&quot;8000&quot;, X&quot;8000&quot;, X&quot;8000&quot;, X&quot;8000&quot;, X&quot;8000&quot;, X&quot;8000&quot;, X&quot;1AC4&quot;, X&quot;10F0&quot;,">
            <text:p><text:s text:c="8"/>X"8000", X"8000", X"8000", X"8000", X"8000", X"8000", X"1AC4", X"10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/4)*4;4)" office:value-type="string" office:string-value="1A44">
            <text:p>1A4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*[.R60]" office:value-type="float" office:value="52.97105">
            <text:p>53,0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41" office:value-type="float" office:value="0.7733">
            <text:p>0,7733</text:p>
          </table:table-cell>
          <table:table-cell table:style-name="ce2"/>
          <table:table-cell table:formula="of:=CONCATENATE(&quot;        X&quot;;&quot;&quot;&quot;&quot;;[.F57];&quot;&quot;&quot;&quot;;&quot;, X&quot;;&quot;&quot;&quot;&quot;;[.F58];&quot;&quot;&quot;&quot;;&quot;, X&quot;;&quot;&quot;&quot;&quot;;&quot;8000&quot;;&quot;&quot;&quot;&quot;;&quot;, X&quot;;&quot;&quot;&quot;&quot;;&quot;8000&quot;;&quot;&quot;&quot;&quot;;&quot;, X&quot;;&quot;&quot;&quot;&quot;;[.F59];&quot;&quot;&quot;&quot;;&quot;, X&quot;;&quot;&quot;&quot;&quot;;[.F60];&quot;&quot;&quot;&quot;;&quot;, X&quot;;&quot;&quot;&quot;&quot;;[.F61];&quot;&quot;&quot;&quot;;&quot;, X&quot;;&quot;&quot;&quot;&quot;;&quot;8000&quot;;&quot;&quot;&quot;&quot;)" office:value-type="string" office:string-value="        X&quot;13DC&quot;, X&quot;15B4&quot;, X&quot;8000&quot;, X&quot;8000&quot;, X&quot;14CC&quot;, X&quot;1A44&quot;, X&quot;182C&quot;, X&quot;8000&quot;">
            <text:p><text:s text:c="8"/>X"13DC", X"15B4", X"8000", X"8000", X"14CC", X"1A44", X"182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/4)*4;4)" office:value-type="string" office:string-value="182C">
            <text:p>182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5.5174333333333">
            <text:p>65,5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/4)*4+128;4)" office:value-type="string" office:string-value="18E4">
            <text:p>18E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/4)*4;4)" office:value-type="string" office:string-value="1274">
            <text:p>127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5.3944333333333">
            <text:p>75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/4)*4;4)" office:value-type="string" office:string-value="1424">
            <text:p>142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50.0434666666667">
            <text:p>50,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/4)*4;4)" office:value-type="string" office:string-value="1318">
            <text:p>131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*[.R68]" office:value-type="float" office:value="75.3944333333333">
            <text:p>75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64];&quot;&quot;&quot;&quot;;&quot;, X&quot;;&quot;&quot;&quot;&quot;;[.F65];&quot;&quot;&quot;&quot;;&quot;,&quot;)" office:value-type="string" office:string-value="        X&quot;8000&quot;, X&quot;8000&quot;, X&quot;8000&quot;, X&quot;8000&quot;, X&quot;8000&quot;, X&quot;8000&quot;, X&quot;18E4&quot;, X&quot;0FC0&quot;,">
            <text:p><text:s text:c="8"/>X"8000", X"8000", X"8000", X"8000", X"8000", X"8000", X"18E4", X"0FC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/4)*4;4)" office:value-type="string" office:string-value="1864">
            <text:p>186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*[.R69]" office:value-type="float" office:value="59.0285666666667">
            <text:p>59,0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41" office:value-type="float" office:value="0.7733">
            <text:p>0,7733</text:p>
          </table:table-cell>
          <table:table-cell table:style-name="ce2"/>
          <table:table-cell table:formula="of:=CONCATENATE(&quot;        X&quot;;&quot;&quot;&quot;&quot;;[.F66];&quot;&quot;&quot;&quot;;&quot;, X&quot;;&quot;&quot;&quot;&quot;;[.F67];&quot;&quot;&quot;&quot;;&quot;, X&quot;;&quot;&quot;&quot;&quot;;&quot;8000&quot;;&quot;&quot;&quot;&quot;;&quot;, X&quot;;&quot;&quot;&quot;&quot;;&quot;8000&quot;;&quot;&quot;&quot;&quot;;&quot;, X&quot;;&quot;&quot;&quot;&quot;;[.F68];&quot;&quot;&quot;&quot;;&quot;, X&quot;;&quot;&quot;&quot;&quot;;[.F69];&quot;&quot;&quot;&quot;;&quot;, X&quot;;&quot;&quot;&quot;&quot;;[.F70];&quot;&quot;&quot;&quot;;&quot;, X&quot;;&quot;&quot;&quot;&quot;;&quot;8000&quot;;&quot;&quot;&quot;&quot;)" office:value-type="string" office:string-value="        X&quot;1274&quot;, X&quot;1424&quot;, X&quot;8000&quot;, X&quot;8000&quot;, X&quot;1318&quot;, X&quot;1864&quot;, X&quot;16FC&quot;, X&quot;8000&quot;">
            <text:p><text:s text:c="8"/>X"1274", X"1424", X"8000", X"8000", X"1318", X"1864", X"16F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/4)*4;4)" office:value-type="string" office:string-value="16FC">
            <text:p>16F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3.0898">
            <text:p>73,1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/4)*4+128;4)" office:value-type="string" office:string-value="1674">
            <text:p>167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/4)*4;4)" office:value-type="string" office:string-value="0E24">
            <text:p>0E2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5.19005">
            <text:p>105,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/4)*4;4)" office:value-type="string" office:string-value="12B4">
            <text:p>12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70.1267">
            <text:p>70,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/4)*4;4)" office:value-type="string" office:string-value="0DFC">
            <text:p>0DF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*[.R77]" office:value-type="float" office:value="105.19005">
            <text:p>105,2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73];&quot;&quot;&quot;&quot;;&quot;, X&quot;;&quot;&quot;&quot;&quot;;[.F74];&quot;&quot;&quot;&quot;;&quot;,&quot;)" office:value-type="string" office:string-value="        X&quot;8000&quot;, X&quot;8000&quot;, X&quot;8000&quot;, X&quot;8000&quot;, X&quot;8000&quot;, X&quot;8000&quot;, X&quot;1674&quot;, X&quot;0AB0&quot;,">
            <text:p><text:s text:c="8"/>X"8000", X"8000", X"8000", X"8000", X"8000", X"8000", X"1674", X"0AB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/4)*4;4)" office:value-type="string" office:string-value="15F4">
            <text:p>15F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*[.R78]" office:value-type="float" office:value="82.35645">
            <text:p>82,4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41" office:value-type="float" office:value="0.7733">
            <text:p>0,7733</text:p>
          </table:table-cell>
          <table:table-cell table:style-name="ce2"/>
          <table:table-cell table:formula="of:=CONCATENATE(&quot;        X&quot;;&quot;&quot;&quot;&quot;;[.F75];&quot;&quot;&quot;&quot;;&quot;, X&quot;;&quot;&quot;&quot;&quot;;[.F76];&quot;&quot;&quot;&quot;;&quot;, X&quot;;&quot;&quot;&quot;&quot;;&quot;8000&quot;;&quot;&quot;&quot;&quot;;&quot;, X&quot;;&quot;&quot;&quot;&quot;;&quot;8000&quot;;&quot;&quot;&quot;&quot;;&quot;, X&quot;;&quot;&quot;&quot;&quot;;[.F77];&quot;&quot;&quot;&quot;;&quot;, X&quot;;&quot;&quot;&quot;&quot;;[.F78];&quot;&quot;&quot;&quot;;&quot;, X&quot;;&quot;&quot;&quot;&quot;;[.F79];&quot;&quot;&quot;&quot;;&quot;, X&quot;;&quot;&quot;&quot;&quot;;&quot;8000&quot;;&quot;&quot;&quot;&quot;)" office:value-type="string" office:string-value="        X&quot;0E24&quot;, X&quot;12B4&quot;, X&quot;8000&quot;, X&quot;8000&quot;, X&quot;0DFC&quot;, X&quot;15F4&quot;, X&quot;17B4&quot;, X&quot;8000&quot;">
            <text:p><text:s text:c="8"/>X"0E24", X"12B4", X"8000", X"8000", X"0DFC", X"15F4", X"17B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/4)*4;4)" office:value-type="string" office:string-value="17B4">
            <text:p>17B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1.897716666667">
            <text:p>101,9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/4)*4+128;4)" office:value-type="string" office:string-value="1564">
            <text:p>156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/4)*4;4)" office:value-type="string" office:string-value="0D7C">
            <text:p>0D7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1.445483333333">
            <text:p>111,4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/4)*4;4)" office:value-type="string" office:string-value="11AC">
            <text:p>11A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4.2421166666667">
            <text:p>74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/4)*4;4)" office:value-type="string" office:string-value="0D58">
            <text:p>0D5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*[.R86]" office:value-type="float" office:value="111.445483333333">
            <text:p>111,4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82];&quot;&quot;&quot;&quot;;&quot;, X&quot;;&quot;&quot;&quot;&quot;;[.F83];&quot;&quot;&quot;&quot;;&quot;,&quot;)" office:value-type="string" office:string-value="        X&quot;8000&quot;, X&quot;8000&quot;, X&quot;8000&quot;, X&quot;8000&quot;, X&quot;8000&quot;, X&quot;8000&quot;, X&quot;1564&quot;, X&quot;0A40&quot;,">
            <text:p><text:s text:c="8"/>X"8000", X"8000", X"8000", X"8000", X"8000", X"8000", X"1564", X"0A4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/4)*4;4)" office:value-type="string" office:string-value="14E4">
            <text:p>14E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*[.R87]" office:value-type="float" office:value="87.2540166666667">
            <text:p>87,3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41" office:value-type="float" office:value="0.7733">
            <text:p>0,7733</text:p>
          </table:table-cell>
          <table:table-cell table:style-name="ce2"/>
          <table:table-cell table:formula="of:=CONCATENATE(&quot;        X&quot;;&quot;&quot;&quot;&quot;;[.F84];&quot;&quot;&quot;&quot;;&quot;, X&quot;;&quot;&quot;&quot;&quot;;[.F85];&quot;&quot;&quot;&quot;;&quot;, X&quot;;&quot;&quot;&quot;&quot;;&quot;8000&quot;;&quot;&quot;&quot;&quot;;&quot;, X&quot;;&quot;&quot;&quot;&quot;;&quot;8000&quot;;&quot;&quot;&quot;&quot;;&quot;, X&quot;;&quot;&quot;&quot;&quot;;[.F86];&quot;&quot;&quot;&quot;;&quot;, X&quot;;&quot;&quot;&quot;&quot;;[.F87];&quot;&quot;&quot;&quot;;&quot;, X&quot;;&quot;&quot;&quot;&quot;;[.F88];&quot;&quot;&quot;&quot;;&quot;, X&quot;;&quot;&quot;&quot;&quot;;&quot;8000&quot;;&quot;&quot;&quot;&quot;)" office:value-type="string" office:string-value="        X&quot;0D7C&quot;, X&quot;11AC&quot;, X&quot;8000&quot;, X&quot;8000&quot;, X&quot;0D58&quot;, X&quot;14E4&quot;, X&quot;167C&quot;, X&quot;8000&quot;">
            <text:p><text:s text:c="8"/>X"0D7C", X"11AC", X"8000", X"8000", X"0D58", X"14E4", X"167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/4)*4;4)" office:value-type="string" office:string-value="167C">
            <text:p>167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8.15315">
            <text:p>108,2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/4)*4+128;4)" office:value-type="string" office:string-value="1278">
            <text:p>127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4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4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/4)*4;4)" office:value-type="string" office:string-value="0D58">
            <text:p>0D5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3.010266666667">
            <text:p>133,0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/4)*4;4)" office:value-type="string" office:string-value="0EFC">
            <text:p>0EF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8.5637666666667">
            <text:p>88,6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/4)*4;4)" office:value-type="string" office:string-value="0D38">
            <text:p>0D3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*[.R95]" office:value-type="float" office:value="133.010266666667">
            <text:p>133,0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91];&quot;&quot;&quot;&quot;;&quot;, X&quot;;&quot;&quot;&quot;&quot;;[.F92];&quot;&quot;&quot;&quot;;&quot;,&quot;)" office:value-type="string" office:string-value="        X&quot;8000&quot;, X&quot;8000&quot;, X&quot;8000&quot;, X&quot;8000&quot;, X&quot;8000&quot;, X&quot;8000&quot;, X&quot;1278&quot;, X&quot;08F0&quot;,">
            <text:p><text:s text:c="8"/>X"8000", X"8000", X"8000", X"8000", X"8000", X"8000", X"1278", X"08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/4)*4;4)" office:value-type="string" office:string-value="11F8">
            <text:p>11F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*[.R96]" office:value-type="float" office:value="104.137733333333">
            <text:p>104,1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41" office:value-type="float" office:value="0.7733">
            <text:p>0,7733</text:p>
          </table:table-cell>
          <table:table-cell table:style-name="ce2"/>
          <table:table-cell table:formula="of:=CONCATENATE(&quot;        X&quot;;&quot;&quot;&quot;&quot;;[.F93];&quot;&quot;&quot;&quot;;&quot;, X&quot;;&quot;&quot;&quot;&quot;;[.F94];&quot;&quot;&quot;&quot;;&quot;, X&quot;;&quot;&quot;&quot;&quot;;&quot;8000&quot;;&quot;&quot;&quot;&quot;;&quot;, X&quot;;&quot;&quot;&quot;&quot;;&quot;8000&quot;;&quot;&quot;&quot;&quot;;&quot;, X&quot;;&quot;&quot;&quot;&quot;;[.F95];&quot;&quot;&quot;&quot;;&quot;, X&quot;;&quot;&quot;&quot;&quot;;[.F96];&quot;&quot;&quot;&quot;;&quot;, X&quot;;&quot;&quot;&quot;&quot;;[.F97];&quot;&quot;&quot;&quot;;&quot;, X&quot;;&quot;&quot;&quot;&quot;;&quot;8000&quot;;&quot;&quot;&quot;&quot;)" office:value-type="string" office:string-value="        X&quot;0D58&quot;, X&quot;0EFC&quot;, X&quot;8000&quot;, X&quot;8000&quot;, X&quot;0D38&quot;, X&quot;11F8&quot;, X&quot;13D4&quot;, X&quot;8000&quot;">
            <text:p><text:s text:c="8"/>X"0D58", X"0EFC", X"8000", X"8000", X"0D38", X"11F8", X"13D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/4)*4;4)" office:value-type="string" office:string-value="13D4">
            <text:p>13D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9.059466666667">
            <text:p>129,1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41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DEBUG #1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3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BD">
            <text:p>12BD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93">
            <text:p>1193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6.496">
            <text:p>96,5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32E">
            <text:p>132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4.222">
            <text:p>64,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23D">
            <text:p>123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*[.R9]" office:value-type="float" office:value="96.496">
            <text:p>96,5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BD&quot;+FIX_07, X&quot;0F30&quot;+FIX_08,">
            <text:p><text:s text:c="8"/>X"8000"+FIX_01, X"8000"+FIX_02, X"8000"+FIX_03, X"8000"+FIX_04, X"8000"+FIX_05, X"8000"+FIX_06, X"12BD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23D">
            <text:p>123D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*[.R10]" office:value-type="float" office:value="96.496">
            <text:p>96,5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93&quot;+FIX_09, X&quot;132E&quot;+FIX_10, X&quot;8000&quot;+FIX_11, X&quot;8000&quot;+FIX_12, X&quot;123D&quot;+FIX_13, X&quot;123D&quot;+FIX_14, X&quot;1653&quot;+FIX_15, X&quot;8000&quot;+FIX_16">
            <text:p><text:s text:c="8"/>X"1193"+FIX_09, X"132E"+FIX_10, X"8000"+FIX_11, X"8000"+FIX_12, X"123D"+FIX_13, X"123D"+FIX_14, X"165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653">
            <text:p>1653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3.888">
            <text:p>93,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F0">
            <text:p>11F0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AB">
            <text:p>10AB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3.668">
            <text:p>103,7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255">
            <text:p>1255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68.949">
            <text:p>68,9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149">
            <text:p>1149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*[.R18]" office:value-type="float" office:value="103.668">
            <text:p>103,7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F0&quot;+FIX_07, X&quot;0E80&quot;+FIX_08,">
            <text:p><text:s text:c="8"/>X"8000"+FIX_01, X"8000"+FIX_02, X"8000"+FIX_03, X"8000"+FIX_04, X"8000"+FIX_05, X"8000"+FIX_06, X"11F0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70">
            <text:p>1170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*[.R19]" office:value-type="float" office:value="103.668">
            <text:p>103,7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AB&quot;+FIX_09, X&quot;1255&quot;+FIX_10, X&quot;8000&quot;+FIX_11, X&quot;8000&quot;+FIX_12, X&quot;1149&quot;+FIX_13, X&quot;1170&quot;+FIX_14, X&quot;15D4&quot;+FIX_15, X&quot;8000&quot;+FIX_16">
            <text:p><text:s text:c="8"/>X"10AB"+FIX_09, X"1255"+FIX_10, X"8000"+FIX_11, X"8000"+FIX_12, X"1149"+FIX_13, X"1170"+FIX_14, X"15D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D4">
            <text:p>15D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0.408">
            <text:p>100,4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1047">
            <text:p>1047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D57">
            <text:p>0D57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37.898">
            <text:p>137,9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42">
            <text:p>1142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1.769">
            <text:p>91,8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D1C">
            <text:p>0D1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*[.R27]" office:value-type="float" office:value="137.898">
            <text:p>137,9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1047&quot;+FIX_07, X&quot;0A10&quot;+FIX_08,">
            <text:p><text:s text:c="8"/>X"8000"+FIX_01, X"8000"+FIX_02, X"8000"+FIX_03, X"8000"+FIX_04, X"8000"+FIX_05, X"8000"+FIX_06, X"1047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C7">
            <text:p>0FC7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*[.R28]" office:value-type="float" office:value="137.898">
            <text:p>137,9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D57&quot;+FIX_09, X&quot;1142&quot;+FIX_10, X&quot;8000&quot;+FIX_11, X&quot;8000&quot;+FIX_12, X&quot;0D1C&quot;+FIX_13, X&quot;0FC7&quot;+FIX_14, X&quot;15E1&quot;+FIX_15, X&quot;8000&quot;+FIX_16">
            <text:p><text:s text:c="8"/>X"0D57"+FIX_09, X"1142"+FIX_10, X"8000"+FIX_11, X"8000"+FIX_12, X"0D1C"+FIX_13, X"0FC7"+FIX_14, X"15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E1">
            <text:p>15E1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3.823">
            <text:p>133,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BF">
            <text:p>0FBF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E8">
            <text:p>0CE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3.766">
            <text:p>143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8E">
            <text:p>108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5.681">
            <text:p>95,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CC">
            <text:p>0CC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*[.R36]" office:value-type="float" office:value="143.766">
            <text:p>143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BF&quot;+FIX_07, X&quot;0A00&quot;+FIX_08,">
            <text:p><text:s text:c="8"/>X"8000"+FIX_01, X"8000"+FIX_02, X"8000"+FIX_03, X"8000"+FIX_04, X"8000"+FIX_05, X"8000"+FIX_06, X"0FBF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F3F">
            <text:p>0F3F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*[.R37]" office:value-type="float" office:value="143.766">
            <text:p>143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E8&quot;+FIX_09, X&quot;108E&quot;+FIX_10, X&quot;8000&quot;+FIX_11, X&quot;8000&quot;+FIX_12, X&quot;0CCC&quot;+FIX_13, X&quot;0F3F&quot;+FIX_14, X&quot;1502&quot;+FIX_15, X&quot;8000&quot;+FIX_16">
            <text:p><text:s text:c="8"/>X"0CE8"+FIX_09, X"108E"+FIX_10, X"8000"+FIX_11, X"8000"+FIX_12, X"0CCC"+FIX_13, X"0F3F"+FIX_14, X"15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502">
            <text:p>150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39.365">
            <text:p>139,4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)+64;4)" office:value-type="string" office:string-value="0E45">
            <text:p>0E45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D3A">
            <text:p>0D3A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0.881">
            <text:p>160,9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EA">
            <text:p>0EEA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07.254">
            <text:p>107,3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D20">
            <text:p>0D20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*[.R45]" office:value-type="float" office:value="160.881">
            <text:p>160,9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E45&quot;+FIX_07, X&quot;08D4&quot;+FIX_08,">
            <text:p><text:s text:c="8"/>X"8000"+FIX_01, X"8000"+FIX_02, X"8000"+FIX_03, X"8000"+FIX_04, X"8000"+FIX_05, X"8000"+FIX_06, X"0E45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E05">
            <text:p>0E05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*[.R46]" office:value-type="float" office:value="160.881">
            <text:p>160,9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D3A&quot;+FIX_09, X&quot;0EEA&quot;+FIX_10, X&quot;8000&quot;+FIX_11, X&quot;8000&quot;+FIX_12, X&quot;0D20&quot;+FIX_13, X&quot;0E05&quot;+FIX_14, X&quot;1387&quot;+FIX_15, X&quot;8000&quot;+FIX_16">
            <text:p><text:s text:c="8"/>X"0D3A"+FIX_09, X"0EEA"+FIX_10, X"8000"+FIX_11, X"8000"+FIX_12, X"0D20"+FIX_13, X"0E05"+FIX_14, X"138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87">
            <text:p>138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56.48">
            <text:p>156,5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557">
            <text:p>1557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41F">
            <text:p>141F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6.7875">
            <text:p>66,8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600">
            <text:p>1600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3625">
            <text:p>44,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514">
            <text:p>1514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*[.R59]" office:value-type="float" office:value="66.7875">
            <text:p>66,8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557&quot;+FIX_07, X&quot;10F0&quot;+FIX_08,">
            <text:p><text:s text:c="8"/>X"8000"+FIX_01, X"8000"+FIX_02, X"8000"+FIX_03, X"8000"+FIX_04, X"8000"+FIX_05, X"8000"+FIX_06, X"1557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D7">
            <text:p>14D7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*[.R60]" office:value-type="float" office:value="66.7875">
            <text:p>66,8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41F&quot;+FIX_09, X&quot;1600&quot;+FIX_10, X&quot;8000&quot;+FIX_11, X&quot;8000&quot;+FIX_12, X&quot;1514&quot;+FIX_13, X&quot;14D7&quot;+FIX_14, X&quot;187D&quot;+FIX_15, X&quot;8000&quot;+FIX_16">
            <text:p><text:s text:c="8"/>X"141F"+FIX_09, X"1600"+FIX_10, X"8000"+FIX_11, X"8000"+FIX_12, X"1514"+FIX_13, X"14D7"+FIX_14, X"187D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87D">
            <text:p>187D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4.675">
            <text:p>64,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D9">
            <text:p>13D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B4">
            <text:p>12B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4.425">
            <text:p>74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467">
            <text:p>1467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49.4">
            <text:p>49,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359">
            <text:p>1359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*[.R68]" office:value-type="float" office:value="74.425">
            <text:p>74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D9&quot;+FIX_07, X&quot;0FC0&quot;+FIX_08,">
            <text:p><text:s text:c="8"/>X"8000"+FIX_01, X"8000"+FIX_02, X"8000"+FIX_03, X"8000"+FIX_04, X"8000"+FIX_05, X"8000"+FIX_06, X"13D9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359">
            <text:p>135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*[.R69]" office:value-type="float" office:value="74.425">
            <text:p>74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B4&quot;+FIX_09, X&quot;1467&quot;+FIX_10, X&quot;8000&quot;+FIX_11, X&quot;8000&quot;+FIX_12, X&quot;1359&quot;+FIX_13, X&quot;1359&quot;+FIX_14, X&quot;1748&quot;+FIX_15, X&quot;8000&quot;+FIX_16">
            <text:p><text:s text:c="8"/>X"12B4"+FIX_09, X"1467"+FIX_10, X"8000"+FIX_11, X"8000"+FIX_12, X"1359"+FIX_13, X"1359"+FIX_14, X"174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748">
            <text:p>1748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2.15">
            <text:p>72,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E9">
            <text:p>11E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E54">
            <text:p>0E5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3.8375">
            <text:p>103,8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2F3">
            <text:p>12F3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69.225">
            <text:p>69,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E2D">
            <text:p>0E2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*[.R77]" office:value-type="float" office:value="103.8375">
            <text:p>103,8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E9&quot;+FIX_07, X&quot;0AB0&quot;+FIX_08,">
            <text:p><text:s text:c="8"/>X"8000"+FIX_01, X"8000"+FIX_02, X"8000"+FIX_03, X"8000"+FIX_04, X"8000"+FIX_05, X"8000"+FIX_06, X"11E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169">
            <text:p>116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*[.R78]" office:value-type="float" office:value="103.8375">
            <text:p>103,8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E54&quot;+FIX_09, X&quot;12F3&quot;+FIX_10, X&quot;8000&quot;+FIX_11, X&quot;8000&quot;+FIX_12, X&quot;0E2D&quot;+FIX_13, X&quot;1169&quot;+FIX_14, X&quot;1804&quot;+FIX_15, X&quot;8000&quot;+FIX_16">
            <text:p><text:s text:c="8"/>X"0E54"+FIX_09, X"12F3"+FIX_10, X"8000"+FIX_11, X"8000"+FIX_12, X"0E2D"+FIX_13, X"1169"+FIX_14, X"180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804">
            <text:p>180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0.5875">
            <text:p>100,6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114">
            <text:p>111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AB">
            <text:p>0DAB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0.0125">
            <text:p>110,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6">
            <text:p>11E6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3.2875">
            <text:p>73,3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86">
            <text:p>0D8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*[.R86]" office:value-type="float" office:value="110.0125">
            <text:p>110,0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114&quot;+FIX_07, X&quot;0A40&quot;+FIX_08,">
            <text:p><text:s text:c="8"/>X"8000"+FIX_01, X"8000"+FIX_02, X"8000"+FIX_03, X"8000"+FIX_04, X"8000"+FIX_05, X"8000"+FIX_06, X"1114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94">
            <text:p>109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*[.R87]" office:value-type="float" office:value="110.0125">
            <text:p>110,0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AB&quot;+FIX_09, X&quot;11E6&quot;+FIX_10, X&quot;8000&quot;+FIX_11, X&quot;8000&quot;+FIX_12, X&quot;0D86&quot;+FIX_13, X&quot;1094&quot;+FIX_14, X&quot;16C7&quot;+FIX_15, X&quot;8000&quot;+FIX_16">
            <text:p><text:s text:c="8"/>X"0DAB"+FIX_09, X"11E6"+FIX_10, X"8000"+FIX_11, X"8000"+FIX_12, X"0D86"+FIX_13, X"1094"+FIX_14, X"16C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C7">
            <text:p>16C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6.7625">
            <text:p>106,8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C1">
            <text:p>0EC1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86">
            <text:p>0D8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1.3">
            <text:p>131,3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F30">
            <text:p>0F30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7.425">
            <text:p>87,4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67">
            <text:p>0D67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*[.R95]" office:value-type="float" office:value="131.3">
            <text:p>131,3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C1&quot;+FIX_07, X&quot;08F0&quot;+FIX_08,">
            <text:p><text:s text:c="8"/>X"8000"+FIX_01, X"8000"+FIX_02, X"8000"+FIX_03, X"8000"+FIX_04, X"8000"+FIX_05, X"8000"+FIX_06, X"0EC1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E41">
            <text:p>0E41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*[.R96]" office:value-type="float" office:value="131.3">
            <text:p>131,3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86&quot;+FIX_09, X&quot;0F30&quot;+FIX_10, X&quot;8000&quot;+FIX_11, X&quot;8000&quot;+FIX_12, X&quot;0D67&quot;+FIX_13, X&quot;0E41&quot;+FIX_14, X&quot;1418&quot;+FIX_15, X&quot;8000&quot;+FIX_16">
            <text:p><text:s text:c="8"/>X"0D86"+FIX_09, X"0F30"+FIX_10, X"8000"+FIX_11, X"8000"+FIX_12, X"0D67"+FIX_13, X"0E41"+FIX_14, X"141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418">
            <text:p>1418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7.4">
            <text:p>127,4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DEBUG #2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3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56">
            <text:p>125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30">
            <text:p>113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+[.R7]" office:value-type="float" office:value="98.6666666666667">
            <text:p>98,7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2C2">
            <text:p>12C2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+[.R8]" office:value-type="float" office:value="65.6666666666667">
            <text:p>65,7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1D6">
            <text:p>11D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+[.R9]" office:value-type="float" office:value="98.6666666666667">
            <text:p>98,7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56&quot;+FIX_07, X&quot;0F30&quot;+FIX_08,">
            <text:p><text:s text:c="8"/>X"8000"+FIX_01, X"8000"+FIX_02, X"8000"+FIX_03, X"8000"+FIX_04, X"8000"+FIX_05, X"8000"+FIX_06, X"1256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1D6">
            <text:p>11D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+[.R10]" office:value-type="float" office:value="98.6666666666667">
            <text:p>98,7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30&quot;+FIX_09, X&quot;12C2&quot;+FIX_10, X&quot;8000&quot;+FIX_11, X&quot;8000&quot;+FIX_12, X&quot;11D6&quot;+FIX_13, X&quot;11D6&quot;+FIX_14, X&quot;15D5&quot;+FIX_15, X&quot;8000&quot;+FIX_16">
            <text:p><text:s text:c="8"/>X"1130"+FIX_09, X"12C2"+FIX_10, X"8000"+FIX_11, X"8000"+FIX_12, X"11D6"+FIX_13, X"11D6"+FIX_14, X"15D5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5D5">
            <text:p>15D5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+[.R11]" office:value-type="float" office:value="96">
            <text:p>96,0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8E">
            <text:p>118E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4D">
            <text:p>104D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+[.R16]" office:value-type="float" office:value="106">
            <text:p>106,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1ED">
            <text:p>11ED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+[.R17]" office:value-type="float" office:value="70.5">
            <text:p>70,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0E7">
            <text:p>10E7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+[.R18]" office:value-type="float" office:value="106">
            <text:p>106,0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8E&quot;+FIX_07, X&quot;0E80&quot;+FIX_08,">
            <text:p><text:s text:c="8"/>X"8000"+FIX_01, X"8000"+FIX_02, X"8000"+FIX_03, X"8000"+FIX_04, X"8000"+FIX_05, X"8000"+FIX_06, X"118E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0E">
            <text:p>110E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+[.R19]" office:value-type="float" office:value="106">
            <text:p>106,0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4D&quot;+FIX_09, X&quot;11ED&quot;+FIX_10, X&quot;8000&quot;+FIX_11, X&quot;8000&quot;+FIX_12, X&quot;10E7&quot;+FIX_13, X&quot;110E&quot;+FIX_14, X&quot;1559&quot;+FIX_15, X&quot;8000&quot;+FIX_16">
            <text:p><text:s text:c="8"/>X"104D"+FIX_09, X"11ED"+FIX_10, X"8000"+FIX_11, X"8000"+FIX_12, X"10E7"+FIX_13, X"110E"+FIX_14, X"155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59">
            <text:p>1559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+[.R20]" office:value-type="float" office:value="102.666666666667">
            <text:p>102,7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0FEE">
            <text:p>0FEE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CEE">
            <text:p>0CEE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+[.R25]" office:value-type="float" office:value="142.3">
            <text:p>142,3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5C">
            <text:p>115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+[.R26]" office:value-type="float" office:value="91.2333333333333">
            <text:p>91,2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5" office:value-type="float" office:value="-2.6">
            <text:p>-2,60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CB4">
            <text:p>0CB4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+[.R27]" office:value-type="float" office:value="142.3">
            <text:p>142,3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0FEE&quot;+FIX_07, X&quot;0A10&quot;+FIX_08,">
            <text:p><text:s text:c="8"/>X"8000"+FIX_01, X"8000"+FIX_02, X"8000"+FIX_03, X"8000"+FIX_04, X"8000"+FIX_05, X"8000"+FIX_06, X"0FEE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6E">
            <text:p>0F6E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+[.R28]" office:value-type="float" office:value="141">
            <text:p>141,0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CEE&quot;+FIX_09, X&quot;115C&quot;+FIX_10, X&quot;8000&quot;+FIX_11, X&quot;8000&quot;+FIX_12, X&quot;0CB4&quot;+FIX_13, X&quot;0F6E&quot;+FIX_14, X&quot;1532&quot;+FIX_15, X&quot;8000&quot;+FIX_16">
            <text:p><text:s text:c="8"/>X"0CEE"+FIX_09, X"115C"+FIX_10, X"8000"+FIX_11, X"8000"+FIX_12, X"0CB4"+FIX_13, X"0F6E"+FIX_14, X"153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32">
            <text:p>153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+[.R29]" office:value-type="float" office:value="138.133333333333">
            <text:p>138,1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69">
            <text:p>0F6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86">
            <text:p>0C8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+[.R34]" office:value-type="float" office:value="148.2">
            <text:p>148,2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99">
            <text:p>1099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+[.R35]" office:value-type="float" office:value="95.4333333333333">
            <text:p>95,4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5" office:value-type="float" office:value="-2.4">
            <text:p>-2,40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6A">
            <text:p>0C6A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+[.R36]" office:value-type="float" office:value="148.2">
            <text:p>148,2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69&quot;+FIX_07, X&quot;0A00&quot;+FIX_08,">
            <text:p><text:s text:c="8"/>X"8000"+FIX_01, X"8000"+FIX_02, X"8000"+FIX_03, X"8000"+FIX_04, X"8000"+FIX_05, X"8000"+FIX_06, X"0F69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EE9">
            <text:p>0EE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+[.R37]" office:value-type="float" office:value="147">
            <text:p>147,0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86&quot;+FIX_09, X&quot;1099&quot;+FIX_10, X&quot;8000&quot;+FIX_11, X&quot;8000&quot;+FIX_12, X&quot;0C6A&quot;+FIX_13, X&quot;0EE9&quot;+FIX_14, X&quot;1460&quot;+FIX_15, X&quot;8000&quot;+FIX_16">
            <text:p><text:s text:c="8"/>X"0C86"+FIX_09, X"1099"+FIX_10, X"8000"+FIX_11, X"8000"+FIX_12, X"0C6A"+FIX_13, X"0EE9"+FIX_14, X"1460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460">
            <text:p>146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+[.R38]" office:value-type="float" office:value="143.7">
            <text:p>143,7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)+64;4)" office:value-type="string" office:string-value="0DF6">
            <text:p>0DF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CEF">
            <text:p>0CEF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+[.R43]" office:value-type="float" office:value="164.5">
            <text:p>164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96">
            <text:p>0E96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+[.R44]" office:value-type="float" office:value="109.666666666667">
            <text:p>109,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CD6">
            <text:p>0CD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+[.R45]" office:value-type="float" office:value="164.5">
            <text:p>164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DF6&quot;+FIX_07, X&quot;08D4&quot;+FIX_08,">
            <text:p><text:s text:c="8"/>X"8000"+FIX_01, X"8000"+FIX_02, X"8000"+FIX_03, X"8000"+FIX_04, X"8000"+FIX_05, X"8000"+FIX_06, X"0DF6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DB6">
            <text:p>0DB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+[.R46]" office:value-type="float" office:value="164.5">
            <text:p>164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CEF&quot;+FIX_09, X&quot;0E96&quot;+FIX_10, X&quot;8000&quot;+FIX_11, X&quot;8000&quot;+FIX_12, X&quot;0CD6&quot;+FIX_13, X&quot;0DB6&quot;+FIX_14, X&quot;1319&quot;+FIX_15, X&quot;8000&quot;+FIX_16">
            <text:p><text:s text:c="8"/>X"0CEF"+FIX_09, X"0E96"+FIX_10, X"8000"+FIX_11, X"8000"+FIX_12, X"0CD6"+FIX_13, X"0DB6"+FIX_14, X"131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19">
            <text:p>1319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+[.R47]" office:value-type="float" office:value="160">
            <text:p>160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4D2">
            <text:p>14D2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39E">
            <text:p>139E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+[.R57]" office:value-type="float" office:value="68.5">
            <text:p>68,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573">
            <text:p>1573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+[.R58]" office:value-type="float" office:value="45.5">
            <text:p>45,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48E">
            <text:p>148E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+[.R59]" office:value-type="float" office:value="68.5">
            <text:p>68,5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4D2&quot;+FIX_07, X&quot;10F0&quot;+FIX_08,">
            <text:p><text:s text:c="8"/>X"8000"+FIX_01, X"8000"+FIX_02, X"8000"+FIX_03, X"8000"+FIX_04, X"8000"+FIX_05, X"8000"+FIX_06, X"14D2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52">
            <text:p>1452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+[.R60]" office:value-type="float" office:value="68.5">
            <text:p>68,5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39E&quot;+FIX_09, X&quot;1573&quot;+FIX_10, X&quot;8000&quot;+FIX_11, X&quot;8000&quot;+FIX_12, X&quot;148E&quot;+FIX_13, X&quot;1452&quot;+FIX_14, X&quot;17E1&quot;+FIX_15, X&quot;8000&quot;+FIX_16">
            <text:p><text:s text:c="8"/>X"139E"+FIX_09, X"1573"+FIX_10, X"8000"+FIX_11, X"8000"+FIX_12, X"148E"+FIX_13, X"1452"+FIX_14, X"17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7E1">
            <text:p>17E1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+[.R61]" office:value-type="float" office:value="66.3333333333333">
            <text:p>66,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5D">
            <text:p>135D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3C">
            <text:p>123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+[.R66]" office:value-type="float" office:value="76.3333333333333">
            <text:p>76,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3E5">
            <text:p>13E5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+[.R67]" office:value-type="float" office:value="50.6666666666667">
            <text:p>50,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2DD">
            <text:p>12D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+[.R68]" office:value-type="float" office:value="76.3333333333333">
            <text:p>76,3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5D&quot;+FIX_07, X&quot;0FC0&quot;+FIX_08,">
            <text:p><text:s text:c="8"/>X"8000"+FIX_01, X"8000"+FIX_02, X"8000"+FIX_03, X"8000"+FIX_04, X"8000"+FIX_05, X"8000"+FIX_06, X"135D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2DD">
            <text:p>12DD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+[.R69]" office:value-type="float" office:value="76.3333333333333">
            <text:p>76,3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3C&quot;+FIX_09, X&quot;13E5&quot;+FIX_10, X&quot;8000&quot;+FIX_11, X&quot;8000&quot;+FIX_12, X&quot;12DD&quot;+FIX_13, X&quot;12DD&quot;+FIX_14, X&quot;16B3&quot;+FIX_15, X&quot;8000&quot;+FIX_16">
            <text:p><text:s text:c="8"/>X"123C"+FIX_09, X"13E5"+FIX_10, X"8000"+FIX_11, X"8000"+FIX_12, X"12DD"+FIX_13, X"12DD"+FIX_14, X"16B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6B3">
            <text:p>16B3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+[.R70]" office:value-type="float" office:value="74">
            <text:p>74,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79">
            <text:p>117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DD4">
            <text:p>0DD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+[.R75]" office:value-type="float" office:value="107.6">
            <text:p>107,6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311">
            <text:p>1311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+[.R76]" office:value-type="float" office:value="68.8">
            <text:p>68,8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5" office:value-type="float" office:value="-2.2">
            <text:p>-2,20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DAE">
            <text:p>0DAE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+[.R77]" office:value-type="float" office:value="107.6">
            <text:p>107,6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79&quot;+FIX_07, X&quot;0AB0&quot;+FIX_08,">
            <text:p><text:s text:c="8"/>X"8000"+FIX_01, X"8000"+FIX_02, X"8000"+FIX_03, X"8000"+FIX_04, X"8000"+FIX_05, X"8000"+FIX_06, X"117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0F9">
            <text:p>10F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+[.R78]" office:value-type="float" office:value="106.5">
            <text:p>106,5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DD4&quot;+FIX_09, X&quot;1311&quot;+FIX_10, X&quot;8000&quot;+FIX_11, X&quot;8000&quot;+FIX_12, X&quot;0DAE&quot;+FIX_13, X&quot;10F9&quot;+FIX_14, X&quot;172B&quot;+FIX_15, X&quot;8000&quot;+FIX_16">
            <text:p><text:s text:c="8"/>X"0DD4"+FIX_09, X"1311"+FIX_10, X"8000"+FIX_11, X"8000"+FIX_12, X"0DAE"+FIX_13, X"10F9"+FIX_14, X"172B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72B">
            <text:p>172B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+[.R79]" office:value-type="float" office:value="104.266666666667">
            <text:p>104,3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0AA">
            <text:p>10AA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36">
            <text:p>0D3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+[.R84]" office:value-type="float" office:value="113.833333333333">
            <text:p>113,8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E">
            <text:p>11E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+[.R85]" office:value-type="float" office:value="73.1666666666667">
            <text:p>73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5" office:value-type="float" office:value="-2">
            <text:p>-2,00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12">
            <text:p>0D12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+[.R86]" office:value-type="float" office:value="113.833333333333">
            <text:p>113,8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0AA&quot;+FIX_07, X&quot;0A40&quot;+FIX_08,">
            <text:p><text:s text:c="8"/>X"8000"+FIX_01, X"8000"+FIX_02, X"8000"+FIX_03, X"8000"+FIX_04, X"8000"+FIX_05, X"8000"+FIX_06, X"10AA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2A">
            <text:p>102A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+[.R87]" office:value-type="float" office:value="112.833333333333">
            <text:p>112,8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36&quot;+FIX_09, X&quot;11EE&quot;+FIX_10, X&quot;8000&quot;+FIX_11, X&quot;8000&quot;+FIX_12, X&quot;0D12&quot;+FIX_13, X&quot;102A&quot;+FIX_14, X&quot;1602&quot;+FIX_15, X&quot;8000&quot;+FIX_16">
            <text:p><text:s text:c="8"/>X"0D36"+FIX_09, X"11EE"+FIX_10, X"8000"+FIX_11, X"8000"+FIX_12, X"0D12"+FIX_13, X"102A"+FIX_14, X"16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02">
            <text:p>160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+[.R88]" office:value-type="float" office:value="110.5">
            <text:p>110,5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66">
            <text:p>0E6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30">
            <text:p>0D3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+[.R93]" office:value-type="float" office:value="134.666666666667">
            <text:p>134,7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ECF">
            <text:p>0ECF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+[.R94]" office:value-type="float" office:value="89.6666666666667">
            <text:p>89,7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11">
            <text:p>0D11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+[.R95]" office:value-type="float" office:value="134.666666666667">
            <text:p>134,7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66&quot;+FIX_07, X&quot;08F0&quot;+FIX_08,">
            <text:p><text:s text:c="8"/>X"8000"+FIX_01, X"8000"+FIX_02, X"8000"+FIX_03, X"8000"+FIX_04, X"8000"+FIX_05, X"8000"+FIX_06, X"0E66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DE6">
            <text:p>0DE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+[.R96]" office:value-type="float" office:value="134.666666666667">
            <text:p>134,7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30&quot;+FIX_09, X&quot;0ECF&quot;+FIX_10, X&quot;8000&quot;+FIX_11, X&quot;8000&quot;+FIX_12, X&quot;0D11&quot;+FIX_13, X&quot;0DE6&quot;+FIX_14, X&quot;1397&quot;+FIX_15, X&quot;8000&quot;+FIX_16">
            <text:p><text:s text:c="8"/>X"0D30"+FIX_09, X"0ECF"+FIX_10, X"8000"+FIX_11, X"8000"+FIX_12, X"0D11"+FIX_13, X"0DE6"+FIX_14, X"139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397">
            <text:p>139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+[.R97]" office:value-type="float" office:value="130.666666666667">
            <text:p>130,7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4"/>
    </number:number-style>
    <number:text-style style:name="N106">
      <number:text-content/>
      <number:text>####0000</number:text>
    </number:text-style>
    <number:text-style style:name="N107">
      <number:text>0</number:text>
      <number:text-content/>
    </number:text-style>
    <number:text-style style:name="N108">
      <number:text>#0</number:text>
      <number:text-content/>
    </number:text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percentage-style style:name="N115">
      <number:text>+</number:text>
      <number:number number:decimal-places="2" number:min-integer-digits="1"/>
      <number:text>%</number:text>
    </number:percentage-style>
    <number:percentage-style style:name="N116P0" style:volatile="true">
      <number:text>+</number:text>
      <number:number number:decimal-places="2" number:min-integer-digits="1"/>
      <number:text>%</number:text>
    </number:percentage-style>
    <number:percentage-style style:name="N116">
      <number:text>-</number:text>
      <number:number number:decimal-places="2" number:min-integer-digits="1"/>
      <number:text>%</number:text>
      <style:map style:condition="value()&gt;=0" style:apply-style-name="N116P0"/>
    </number:percentage-style>
    <number:number-style style:name="N118P0" style:volatile="true">
      <number:text>+</number:text>
      <number:number number:decimal-places="0" number:min-integer-digits="1"/>
    </number:number-style>
    <number:number-style style:name="N118">
      <number:text>-</number:text>
      <number:number number:decimal-places="0" number:min-integer-digits="1"/>
      <style:map style:condition="value()&gt;=0" style:apply-style-name="N118P0"/>
    </number:number-style>
    <number:number-style style:name="N120P0" style:volatile="true">
      <number:text>+</number:text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+</number:text>
      <number:number number:decimal-places="1" number:min-integer-digits="1"/>
    </number:number-style>
    <number:number-style style:name="N123P1" style:volatile="true">
      <number:text>-</number:text>
      <number:number number:decimal-places="1" number:min-integer-digits="1"/>
    </number:number-style>
    <number:number-style style:name="N123">
      <number:number number:decimal-places="1" number:min-integer-digits="1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+</number:text>
      <number:number number:decimal-places="2" number:min-integer-digits="1"/>
    </number:number-style>
    <number:number-style style:name="N126P1" style:volatile="true">
      <number:text>-</number:text>
      <number:number number:decimal-places="2" number:min-integer-digits="1"/>
    </number:number-style>
    <number:number-style style:name="N126">
      <number:number number:decimal-places="2" number:min-integer-digits="1"/>
      <style:map style:condition="value()&gt;0" style:apply-style-name="N126P0"/>
      <style:map style:condition="value()&lt;0" style:apply-style-name="N126P1"/>
    </number:number-style>
    <number:number-style style:name="N129P0" style:volatile="true">
      <style:text-properties fo:color="#ff0000"/>
      <number:text>+</number:text>
      <number:number number:decimal-places="2" number:min-integer-digits="1"/>
    </number:number-style>
    <number:number-style style:name="N129P1" style:volatile="true">
      <style:text-properties fo:color="#ff0000"/>
      <number:text>-</number:text>
      <number:number number:decimal-places="2" number:min-integer-digits="1"/>
    </number:number-style>
    <number:number-style style:name="N129">
      <number:number number:decimal-places="2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style:text-properties fo:color="#ff0000"/>
      <number:text>+</number:text>
      <number:number number:decimal-places="2" number:min-integer-digits="1"/>
    </number:number-style>
    <number:number-style style:name="N130P1" style:volatile="true">
      <style:text-properties fo:color="#ff0000"/>
      <number:text>-</number:text>
      <number:number number:decimal-places="2" number:min-integer-digits="1"/>
    </number:number-style>
    <number:number-style style:name="N130">
      <number:text>'-'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style:text-properties fo:color="#ff0000"/>
      <number:text>+</number:text>
      <number:number number:decimal-places="2" number:min-integer-digits="1"/>
    </number:number-style>
    <number:number-style style:name="N131P1" style:volatile="true">
      <style:text-properties fo:color="#ff0000"/>
      <number:text>-</number:text>
      <number:number number:decimal-places="2" number:min-integer-digits="1"/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style:text-properties fo:color="#ff0000"/>
      <number:text>+</number:text>
      <number:number number:decimal-places="0" number:min-integer-digits="1"/>
    </number:number-style>
    <number:number-style style:name="N134P1" style:volatile="true">
      <style:text-properties fo:color="#ff0000"/>
      <number:text>-</number:text>
      <number:number number:decimal-places="0" number:min-integer-digits="1"/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style:text-properties fo:color="#ff0000"/>
      <number:text>+</number:text>
      <number:number number:decimal-places="1" number:min-integer-digits="1"/>
    </number:number-style>
    <number:number-style style:name="N137P1" style:volatile="true">
      <style:text-properties fo:color="#ff0000"/>
      <number:text>-</number:text>
      <number:number number:decimal-places="1" number:min-integer-digits="1"/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style:text-properties fo:color="#ff0000"/>
      <number:text>+</number:text>
      <number:number number:decimal-places="3" number:min-integer-digits="1"/>
    </number:number-style>
    <number:number-style style:name="N140P1" style:volatile="true">
      <style:text-properties fo:color="#ff0000"/>
      <number:text>-</number:text>
      <number:number number:decimal-places="3" number:min-integer-digits="1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style:text-properties fo:color="#ff0000"/>
      <number:text>*</number:text>
      <number:number number:decimal-places="3" number:min-integer-digits="1"/>
    </number:number-style>
    <number:number-style style:name="N142P1" style:volatile="true">
      <style:text-properties fo:color="#ff0000"/>
      <number:text>-</number:text>
      <number:number number:decimal-places="3" number:min-integer-digits="1"/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style:text-properties fo:color="#ff0000"/>
      <number:text>avg * </number:text>
      <number:number number:decimal-places="3" number:min-integer-digits="1"/>
    </number:number-style>
    <number:number-style style:name="N144P1" style:volatile="true">
      <style:text-properties fo:color="#ff0000"/>
      <number:text>-</number:text>
      <number:number number:decimal-places="3" number:min-integer-digits="1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style:text-properties fo:color="#ff0000"/>
      <number:number number:decimal-places="3" number:min-integer-digits="1"/>
    </number:number-style>
    <number:number-style style:name="N146P1" style:volatile="true">
      <style:text-properties fo:color="#ff0000"/>
      <number:text>-</number:text>
      <number:number number:decimal-places="3" number:min-integer-digits="1"/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style:text-properties fo:color="#ff0000"/>
      <number:number number:decimal-places="4" number:min-integer-digits="1"/>
    </number:number-style>
    <number:number-style style:name="N149P1" style:volatile="true">
      <style:text-properties fo:color="#ff0000"/>
      <number:text>-</number:text>
      <number:number number:decimal-places="4" number:min-integer-digits="1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12cm" fo:margin-bottom="0.519cm" fo:margin-left="0.298cm" fo:margin-right="0.026cm" style:shadow="none" fo:background-color="transparent" style:scale-to="81%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1.4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/>
    </style:style>
  </office:automatic-styles>
  <office:master-styles>
    <style:master-page style:name="Default" style:page-layout-name="Mpm1">
      <style:header>
        <text:p><text:span text:style-name="MT1">VDP Wait Calculator for OCM (T80 @ 3.58MHz) - KdL 2019.05.20</text:span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20/05/2019</text:date>, <text:time>01.45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37:26.46</meta:creation-date>
    <dc:date>2019-05-20T01:45:49.12</dc:date>
    <meta:editing-duration>P2DT22H40M19S</meta:editing-duration>
    <meta:editing-cycles>517</meta:editing-cycles>
    <meta:generator>OpenOffice/4.1.6$Win32 OpenOffice.org_project/416m1$Build-9790</meta:generator>
    <meta:document-statistic meta:table-count="3" meta:cell-count="4296" meta:object-count="0"/>
  </office:meta>
</office:document-meta>
</file>